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rExecutionChainTests.exceptionDuringPreHand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andlerExecutionChainTests.earlyExitInPre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ndlerExecutionChainTests.exceptionBeforePre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ExecutionChainTests.successAsyncScenar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andlerExecutionChainTests.exceptionAfterPre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andlerExecutionChainTests.successScenar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